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2">
      <style:text-properties officeooo:rsid="000f546c" officeooo:paragraph-rsid="000f546c"/>
    </style:style>
    <style:style style:name="P2" style:family="paragraph" style:parent-style-name="Heading_20_2">
      <style:text-properties officeooo:rsid="0012bafa" officeooo:paragraph-rsid="0012bafa"/>
    </style:style>
    <style:style style:name="P3" style:family="paragraph" style:parent-style-name="Standard">
      <style:paragraph-properties fo:margin-top="0in" fo:margin-bottom="0.1701in" style:contextual-spacing="false"/>
      <style:text-properties officeooo:rsid="000efee7" officeooo:paragraph-rsid="000efee7"/>
    </style:style>
    <style:style style:name="P4" style:family="paragraph" style:parent-style-name="Standard" style:list-style-name="L1">
      <style:paragraph-properties fo:margin-top="0in" fo:margin-bottom="0.1701in" style:contextual-spacing="false"/>
      <style:text-properties officeooo:rsid="000f546c" officeooo:paragraph-rsid="000f546c"/>
    </style:style>
    <style:style style:name="P5" style:family="paragraph" style:parent-style-name="Standard">
      <style:paragraph-properties fo:margin-top="0in" fo:margin-bottom="0.1701in" style:contextual-spacing="false"/>
      <style:text-properties officeooo:rsid="000f546c" officeooo:paragraph-rsid="000f546c"/>
    </style:style>
    <style:style style:name="P6" style:family="paragraph" style:parent-style-name="Text_20_body">
      <style:text-properties officeooo:rsid="000f546c" officeooo:paragraph-rsid="000f546c"/>
    </style:style>
    <style:style style:name="P7" style:family="paragraph" style:parent-style-name="Text_20_body">
      <style:text-properties officeooo:rsid="0012bafa" officeooo:paragraph-rsid="0012bafa"/>
    </style:style>
    <style:style style:name="P8" style:family="paragraph" style:parent-style-name="Text_20_body">
      <style:text-properties style:font-name="DejaVu Sans Mono" fo:font-size="10pt" officeooo:rsid="0012bafa" officeooo:paragraph-rsid="0012bafa" style:font-size-asian="10pt" style:font-size-complex="10pt"/>
    </style:style>
    <style:style style:name="P9" style:family="paragraph" style:parent-style-name="Text_20_body">
      <style:text-properties style:font-name="Liberation Sans" fo:font-size="10pt" style:font-size-asian="10pt" style:font-size-complex="10pt"/>
    </style:style>
    <style:style style:name="P10" style:family="paragraph" style:parent-style-name="Text_20_body" style:list-style-name="L2">
      <style:paragraph-properties fo:margin-top="0in" fo:margin-bottom="0.1in" style:contextual-spacing="true"/>
      <style:text-properties officeooo:rsid="000f546c" officeooo:paragraph-rsid="000f546c"/>
    </style:style>
    <style:style style:name="P11" style:family="paragraph" style:parent-style-name="Text_20_body">
      <style:paragraph-properties fo:margin-top="0in" fo:margin-bottom="0.1in" style:contextual-spacing="true"/>
      <style:text-properties style:font-name="Liberation Sans" fo:font-size="10pt" officeooo:rsid="0012bafa" officeooo:paragraph-rsid="0012bafa" style:font-size-asian="10pt" style:font-size-complex="10pt"/>
    </style:style>
    <style:style style:name="P12" style:family="paragraph" style:parent-style-name="Text_20_body">
      <style:paragraph-properties fo:margin-top="0in" fo:margin-bottom="0.1in" style:contextual-spacing="false"/>
      <style:text-properties officeooo:rsid="000f546c" officeooo:paragraph-rsid="000f546c"/>
    </style:style>
    <style:style style:name="T1" style:family="text">
      <style:text-properties officeooo:rsid="000f546c"/>
    </style:style>
    <style:style style:name="T2" style:family="text">
      <style:text-properties style:font-name="DejaVu Sans Mono" fo:font-size="10pt" style:font-size-asian="10pt" style:font-size-complex="10pt"/>
    </style:style>
    <style:style style:name="T3" style:family="text">
      <style:text-properties officeooo:rsid="0010c3c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tomatic Posting</text:h>
      <text:p text:style-name="P3">TDataSet will automatically posted a modified record when scrolling between rows. However, <text:span text:style-name="T1">when the dataset is closed a modified record is “cancelled” and the changes lost. This gives rise to two problems:</text:span></text:p>
      <text:list xml:id="list1190335172146647850" text:style-name="L1">
        <text:list-item>
          <text:p text:style-name="P4">In some cases, it may be better to cancel any changes when scrolling rather than post. A good example of this is when using a TDBGrid and you scroll beyond the end of the grid. In this case, a new row is automatically added. If the user ignores this and scrolls back, the append should be cancelled and not saved.</text:p>
        </text:list-item>
        <text:list-item>
          <text:p text:style-name="P4">Automatic posting on scroll is arguably inconsistent with no similar behaviour on dataset close. Instead, this behaviour has to be added explicitly in an OnBeforeClose event handler.</text:p>
        </text:list-item>
      </text:list>
      <text:p text:style-name="P5">IBX (v 1.2.3) attempts to improve upon this by adding the “OnValidatePost” event and the “DataSetCloseAction” property.</text:p>
      <text:h text:style-name="P1" text:outline-level="2">The OnValidatePost Event</text:h>
      <text:p text:style-name="P6"><text:span text:style-name="T2">TOnValidatePost = procedure (Sender: TObject; var CancelPost: boolean) of object; </text:span><text:s/></text:p>
      <text:p text:style-name="P6">This event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6">In terms of event sequencing, the event <text:s/>occurs before an OnBeforePost Event. Thus when the dataset is scrolled and the current record is in the “modified” state, then the following events will occur:</text:p>
      <text:list xml:id="list1762239117361890387" text:style-name="L2">
        <text:list-item>
          <text:p text:style-name="P10">OnValidatePost (returns CancelPost = false)</text:p>
        </text:list-item>
        <text:list-item>
          <text:p text:style-name="P10">OnBeforePost</text:p>
        </text:list-item>
        <text:list-item>
          <text:p text:style-name="P10">OnAfterPost</text:p>
        </text:list-item>
        <text:list-item>
          <text:p text:style-name="P10">OnBeforeScroll</text:p>
        </text:list-item>
        <text:list-item>
          <text:p text:style-name="P10">OnAfterScroll</text:p>
        </text:list-item>
      </text:list>
      <text:p text:style-name="P6">or </text:p>
      <text:list xml:id="list140356871979404" text:continue-numbering="true" text:style-name="L2">
        <text:list-item>
          <text:p text:style-name="P10">OnValidatePost (returns CancelPost = true)</text:p>
        </text:list-item>
        <text:list-item>
          <text:p text:style-name="P10">OnBeforeCancel</text:p>
        </text:list-item>
        <text:list-item>
          <text:p text:style-name="P10">OnAfterCancel</text:p>
        </text:list-item>
        <text:list-item>
          <text:p text:style-name="P10">OnBeforeScroll</text:p>
        </text:list-item>
        <text:list-item>
          <text:p text:style-name="P10">OnAfterScroll</text:p>
        </text:list-item>
      </text:list>
      <text:p text:style-name="P12">Note that trying to call “Cancel” in an OnBeforePost handler does not work as the Post still proceeds and, with IBX, an error will be reported.</text:p>
      <text:p text:style-name="P12">An exception could be raised in <text:span text:style-name="T3">either </text:span>the OnValidatePost handler or in the OnBeforePost handler to report an actual error in the record.</text:p>
      <text:h text:style-name="P2" text:outline-level="2"><text:soft-page-break/>The DataSetCloseAction Property</text:h>
      <text:p text:style-name="P8">TDataSetCloseAction = (dcDiscardChanges, dcSaveChanges);</text:p>
      <text:p text:style-name="P7">The property is used in the TIBCustomDataSet.OnBeforeClose method i.e.</text:p>
      <text:p text:style-name="P11">procedure TIBCustomDataSet.DoBeforeClose;</text:p>
      <text:p text:style-name="P11">begin</text:p>
      <text:p text:style-name="P11"><text:s text:c="2"/>inherited DoBeforeClose;</text:p>
      <text:p text:style-name="P11"><text:s text:c="2"/>if State in [dsInsert,dsEdit] then</text:p>
      <text:p text:style-name="P11"><text:s text:c="2"/>begin</text:p>
      <text:p text:style-name="P11"><text:s text:c="4"/>if FInTransactionEnd and (FCloseAction = TARollback) then</text:p>
      <text:p text:style-name="P11"><text:s text:c="7"/>Exit;</text:p>
      <text:p text:style-name="P11"/>
      <text:p text:style-name="P11"><text:s text:c="4"/>if DataSetCloseAction = dcSaveChanges then</text:p>
      <text:p text:style-name="P11"><text:s text:c="6"/>Post;</text:p>
      <text:p text:style-name="P11"><text:s text:c="6"/>{Note this can fail with an exception e.g. due to</text:p>
      <text:p text:style-name="P11"><text:s text:c="7"/>database validation error. In which case the dataset remains open }</text:p>
      <text:p text:style-name="P11"><text:s text:c="2"/>end;</text:p>
      <text:p text:style-name="P11">end; <text:s text:c="5"/></text:p>
      <text:p text:style-name="P7">If the dataset is still in the insert or edit state after any OnBeforeClose handler is called then “Post” is called if the property is set to “dcSaveChanges”. The exception is when the dataset is being automatically closed due to a transaction rollback.</text:p>
      <text:p text:style-name="P7">If the DataSetClose action is “dcDiscardChanges” (default) then no action occurs and the changes are lost. i.e. the previous behavour.</text:p>
      <text:p text:style-name="P7">For backwards compatibility reasons, <text:s/>dcSaveChanges must be explicitly set in the Object Inspector.</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4-14T13:34:25.280014526</meta:creation-date>
    <dc:date>2015-04-14T14:03:55.098407758</dc:date>
    <dc:creator>Tony Whyman</dc:creator>
    <meta:editing-duration>PT28M8S</meta:editing-duration>
    <meta:editing-cycles>3</meta:editing-cycles>
    <meta:generator>LibreOffice/4.2.7.2$Linux_X86_64 LibreOffice_project/420m0$Build-2</meta:generator>
    <meta:document-statistic meta:table-count="0" meta:image-count="0" meta:object-count="0" meta:page-count="2" meta:paragraph-count="41" meta:word-count="458" meta:character-count="2967" meta:non-whitespace-character-count="2509"/>
  </office:meta>
</office:document-meta>
</file>